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3.3cm" svg:height="9.5cm" svg:x="6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17cm" svg:height="4cm" svg:x="7.2cm" svg:y="5.5cm">
          <text:p text:style-name="P1">ядро</text:p>
          <text:p text:style-name="P1">(генератор</text:p>
          <text:p text:style-name="P1">ограничений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4cm" svg:x="15.3cm" svg:y="5.5cm">
          <text:p text:style-name="P1">решатель</text:p>
          <text:p text:style-name="P1">ограничений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12cm" svg:height="2.218cm" svg:x="7.188cm" svg:y="10.982cm">
          <text:p text:style-name="P1">генератор инструкций<text:line-break/>тестовой программы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7.5cm" svg:x2="15.4cm" svg:y2="7.5cm">
          <text:p text:style-name="P1">набор<text:line-break/>ограничений</text:p>
        </draw:line>
        <draw:line draw:style-name="gr3" draw:text-style-name="P1" draw:layer="layout" svg:x1="15.5cm" svg:y1="9.5cm" svg:x2="15.5cm" svg:y2="11cm">
          <text:p/>
        </draw:line>
        <draw:frame draw:style-name="gr4" draw:layer="layout" svg:width="2.682cm" svg:height="0.963cm" svg:x="15.5cm" svg:y="9.7cm">
          <draw:text-box>
            <text:p>модель</text:p>
          </draw:text-box>
        </draw:frame>
        <draw:line draw:style-name="gr5" draw:text-style-name="P1" draw:layer="layout" svg:x1="11cm" svg:y1="9.5cm" svg:x2="11cm" svg:y2="11cm">
          <text:p/>
        </draw:line>
        <draw:frame draw:style-name="gr4" draw:layer="layout" svg:width="3.241cm" svg:height="1.675cm" svg:x="4.9cm" svg:y="2.2cm">
          <draw:text-box>
            <text:p text:style-name="P2">тестовый<text:line-break/>шаблон</text:p>
          </draw:text-box>
        </draw:frame>
        <draw:line draw:style-name="gr5" draw:text-style-name="P1" draw:layer="layout" svg:x1="13.5cm" svg:y1="13.2cm" svg:x2="13.5cm" svg:y2="16.2cm">
          <text:p/>
        </draw:line>
        <draw:frame draw:style-name="gr4" draw:layer="layout" svg:width="3.707cm" svg:height="1.675cm" svg:x="13.6cm" svg:y="14.1cm">
          <draw:text-box>
            <text:p text:style-name="P3">тестовая<text:line-break/>программа</text:p>
          </draw:text-box>
        </draw:frame>
        <draw:line draw:style-name="gr3" draw:text-style-name="P1" draw:layer="layout" svg:x1="-0.265cm" svg:y1="7.312cm" svg:x2="7.2cm" svg:y2="7.3cm">
          <text:p text:style-name="P1">начальное состояние<text:line-break/>микропроцессора</text:p>
        </draw:line>
        <draw:line draw:style-name="gr5" draw:text-style-name="P1" draw:layer="layout" svg:x1="8.3cm" svg:y1="2cm" svg:x2="8.3cm" svg:y2="5.5cm">
          <text:p/>
        </draw:line>
        <draw:frame draw:style-name="gr4" draw:layer="layout" svg:width="3.241cm" svg:height="1.675cm" svg:x="7.719cm" svg:y="9.35cm">
          <draw:text-box>
            <text:p text:style-name="P2">тестовый<text:line-break/>шаблон</text:p>
          </draw:text-box>
        </draw:frame>
        <draw:line draw:style-name="gr5" draw:text-style-name="P1" draw:layer="layout" svg:x1="10.2cm" svg:y1="2cm" svg:x2="10.2cm" svg:y2="5.5cm">
          <text:p/>
        </draw:line>
        <draw:frame draw:style-name="gr4" draw:layer="layout" svg:width="3.271cm" svg:height="2.387cm" svg:x="10.301cm" svg:y="1.901cm">
          <draw:text-box>
            <text:p text:style-name="P2">описания<text:line-break/>тестовых<text:line-break/>ситуаций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31T11:02:11.84</meta:creation-date>
    <dc:date>2009-07-31T12:33:13.89</dc:date>
    <meta:editing-duration>PT00H00M28S</meta:editing-duration>
    <meta:editing-cycles>2</meta:editing-cycles>
    <meta:generator>OpenOffice.org/3.1$Win32 OpenOffice.org_project/310m11$Build-9399</meta:generator>
    <meta:document-statistic meta:object-count="16"/>
  </office:meta>
</office:document-meta>
</file>